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ustererkennung mit Neuronalen Netzen</text:h>
      <text:h text:style-name="P4" text:outline-level="1">YAPRNN</text:h>
      <text:p text:style-name="P1">Gruppe 3</text:p>
      <text:p text:style-name="P2"/>
      <text:p text:style-name="P2"/>
      <text:p text:style-name="P3">Projektteilnehmer:</text:p>
      <text:p text:style-name="P2">Leo Bronstein</text:p>
      <text:p text:style-name="P2">Sascha Sauerstein</text:p>
      <text:p text:style-name="P2">Felix Rodemund</text:p>
      <text:p text:style-name="P2">Oleg Majboroda</text:p>
      <text:p text:style-name="P2">Andreas Gruner</text:p>
      <text:p text:style-name="P2">Falko Schwabe</text:p>
      <text:p text:style-name="P2">(Tim Kwanka; ausgestiegen)</text:p>
      <text:p text:style-name="P2"/>
      <text:p text:style-name="P2"/>
      <text:h text:style-name="Heading_20_2" text:outline-level="2">Readme</text:h>
      <text:p text:style-name="P2">Zur Ausführung wird benötigt: JDK 1.6 SE/EE, Ant.</text:p>
      <text:p text:style-name="P2"/>
      <text:p text:style-name="P2">Verwendete Entwicklungsumgebung: Eclipse, Netbeans (für GUI-Entwicklung)</text:p>
      <text:p text:style-name="P2"/>
      <text:p text:style-name="P2">Zusätzliche benutzte Programme: Subversion</text:p>
      <text:p text:style-name="P2"/>
      <text:p text:style-name="P2">Projekt-Seite: yaprnn.googlecode.com</text:p>
      <text:p text:style-name="P2"/>
      <text:p text:style-name="P2">Der Quellcode befindet sich unter <text:span text:style-name="T1">src/trunk</text:span><text:span text:style-name="T2">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Falko Schwabe</meta:initial-creator>
    <meta:creation-date>2008-07-23T12:57:29</meta:creation-date>
    <dc:creator>Falko Schwabe</dc:creator>
    <dc:date>2008-07-23T13:05:38</dc:date>
    <meta:editing-cycles>1</meta:editing-cycles>
    <meta:editing-duration>PT8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54" meta:character-count="429"/>
  </office:meta>
</office:document-meta>
</file>